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entro de Resiliencia Económica Argentina (Resi)</text:h>
      <text:p text:style-name="Text_20_body"><text:span text:style-name="Strong_20_Emphasis">Proyecto + Actualizaciones — Septiembre 2025</text:span></text:p>
      <text:p text:style-name="Horizontal_20_Line"/>
      <text:h text:style-name="Heading_20_2" text:outline-level="2">1. Objetivo General</text:h>
      <text:p text:style-name="Text_20_body">Crear un espacio digital gratuito, interactivo y visual, que empodere al usuario promedio argentino a mejorar su economía, producir alimentos sostenibles, ahorrar inteligentemente y planificar la vida familiar. Todo esto integrando inteligencia artificial práctica y personalizada, gamificación y comunidad.</text:p>
      <text:p text:style-name="Horizontal_20_Line"/>
      <text:h text:style-name="Heading_20_2" text:outline-level="2">2. Arquitectura Técnica Detallada</text:h>
      <text:p text:style-name="Text_20_body">La plataforma está construida sobre una arquitectura desacoplada con un frontend moderno y un backend modular, preparada para escalar.</text:p>
      <text:h text:style-name="Heading_20_3" text:outline-level="3">2.1 Backend (FastAPI)</text:h>
      <text:p text:style-name="Text_20_body">La API está diseñada para ser robusta, escalable y fácil de mantener.</text:p>
      <text:p text:style-name="Text_20_body"><text:span text:style-name="Strong_20_Emphasis">main.py — Orquestador Principal</text:span></text:p>
      <text:list text:style-name="L1">
        <text:list-item>
          <text:p text:style-name="P1">Inicializa FastAPI, configura middlewares (CORS), incluye routers de módulos y define endpoints globales.</text:p>
        </text:list-item>
        <text:list-item>
          <text:p text:style-name="P1">Contiene el “prompt de sistema” de la IA, que reúne contexto del usuario y del mundo real.</text:p>
        </text:list-item>
      </text:list>
      <text:p text:style-name="Text_20_body"><text:span text:style-name="Strong_20_Emphasis">database.py — Estructura de Datos</text:span></text:p>
      <text:list text:style-name="L2">
        <text:list-item>
          <text:p text:style-name="P2">Define el esquema de la base de datos con SQLAlchemy ORM.</text:p>
        </text:list-item>
      </text:list>
      <text:p text:style-name="Text_20_body"><text:span text:style-name="Strong_20_Emphasis">routers/</text:span></text:p>
      <text:list text:style-name="L3">
        <text:list-item>
          <text:p text:style-name="P3">finance.py, family.py, cultivation.py → lógica de negocio.</text:p>
        </text:list-item>
        <text:list-item>
          <text:p text:style-name="P3">market_data.py (nuevo) → conexión a APIs externas para datos económicos en tiempo real.</text:p>
        </text:list-item>
      </text:list>
      <text:p text:style-name="Text_20_body"><text:span text:style-name="Strong_20_Emphasis">dependencies.py — Funciones auxiliares</text:span><text:line-break/><text:span text:style-name="Strong_20_Emphasis">schemas.py — Validación de datos</text:span></text:p>
      <text:p text:style-name="Horizontal_20_Line"/>
      <text:h text:style-name="Heading_20_3" text:outline-level="3"><text:soft-page-break/></text:h>
      <text:h text:style-name="Heading_20_3" text:outline-level="3"/>
      <text:h text:style-name="Heading_20_3" text:outline-level="3">2.2 Frontend (Next.js &amp; TypeScript)</text:h>
      <text:p text:style-name="Text_20_body">La interfaz es una SPA rápida, reactiva y adaptable.</text:p>
      <text:list text:style-name="L4">
        <text:list-item>
          <text:p text:style-name="P4">src/app/page.tsx → página de inicio, organiza módulos y estados globales.</text:p>
        </text:list-item>
        <text:list-item>
          <text:p text:style-name="P4">OnboardingFlow.tsx → guía para recolectar información del usuario.</text:p>
        </text:list-item>
        <text:list-item>
          <text:p text:style-name="P4">FamilyPlannerModule.tsx → genera planes familiares con IA.</text:p>
        </text:list-item>
        <text:list-item>
          <text:p text:style-name="P4">ChatWindow.tsx → chat flotante con texto y voz.</text:p>
        </text:list-item>
        <text:list-item>
          <text:p text:style-name="P4">useResiVoice.ts → reconocimiento de voz del navegador.</text:p>
        </text:list-item>
        <text:list-item>
          <text:p text:style-name="P4">apiClient.ts → cliente Axios centralizado.</text:p>
        </text:list-item>
      </text:list>
      <text:p text:style-name="Horizontal_20_Line"/>
      <text:h text:style-name="Heading_20_2" text:outline-level="2">3. Flujo de Datos Crítico</text:h>
      <text:p text:style-name="Text_20_body">Ejemplo: el usuario consulta “¿conviene comprar dólares hoy?”.</text:p>
      <text:list text:style-name="L5">
        <text:list-item>
          <text:p text:style-name="P5">El frontend envía la pregunta al backend (<text:span text:style-name="Source_20_Text">/chat</text:span>).</text:p>
        </text:list-item>
        <text:list-item>
          <text:p text:style-name="P5">El backend recopila:</text:p>
          <text:list>
            <text:list-item>
              <text:p text:style-name="P5">Cotización del dólar (API externa).</text:p>
            </text:list-item>
            <text:list-item>
              <text:p text:style-name="P5">Perfil de riesgo, metas y plan familiar del usuario.</text:p>
            </text:list-item>
            <text:list-item>
              <text:p text:style-name="P5">Historial de chat.</text:p>
            </text:list-item>
          </text:list>
        </text:list-item>
        <text:list-item>
          <text:p text:style-name="P5">Se consolida el contexto y se envía a la IA (Gemini).</text:p>
        </text:list-item>
        <text:list-item>
          <text:p text:style-name="P5">La respuesta se guarda y se devuelve al chat en el frontend.</text:p>
        </text:list-item>
      </text:list>
      <text:p text:style-name="Horizontal_20_Line"/>
      <text:h text:style-name="Heading_20_2" text:outline-level="2">4. Esquema de la Base de Datos</text:h>
      <text:list text:style-name="L6">
        <text:list-item>
          <text:p text:style-name="P6"><text:span text:style-name="Strong_20_Emphasis">users</text:span>: email, onboarding completo, perfil de riesgo, metas.</text:p>
        </text:list-item>
        <text:list-item>
          <text:p text:style-name="P6"><text:span text:style-name="Strong_20_Emphasis">expenses</text:span>: id, descripción, monto, categoría, fecha, usuario.</text:p>
        </text:list-item>
        <text:list-item>
          <text:p text:style-name="P6"><text:span text:style-name="Strong_20_Emphasis">budget_items</text:span>: id, categoría, monto asignado, usuario.</text:p>
        </text:list-item>
        <text:list-item>
          <text:p text:style-name="P6"><text:span text:style-name="Strong_20_Emphasis">saving_goals</text:span>: id, nombre, meta, progreso, usuario.</text:p>
        </text:list-item>
        <text:list-item>
          <text:p text:style-name="P6"><text:span text:style-name="Strong_20_Emphasis">chat_messages</text:span>: id, emisor, mensaje, timestamp, usuario.</text:p>
        </text:list-item>
        <text:list-item>
          <text:p text:style-name="P6"><text:span text:style-name="Strong_20_Emphasis">family_plans</text:span>: id, plan alimenticio, presupuesto, sugerencias, fecha, usuario.</text:p>
        </text:list-item>
      </text:list>
      <text:p text:style-name="Horizontal_20_Line"/>
      <text:h text:style-name="Heading_20_2" text:outline-level="2"><text:soft-page-break/></text:h>
      <text:h text:style-name="Heading_20_2" text:outline-level="2">5. Roadmap de Módulos</text:h>
      <text:list text:style-name="L7">
        <text:list-item>
          <text:p text:style-name="P7">Finanzas ✅</text:p>
        </text:list-item>
        <text:list-item>
          <text:p text:style-name="P7">Cultivo ✅</text:p>
        </text:list-item>
        <text:list-item>
          <text:p text:style-name="P7">Planificación Familiar ✅</text:p>
        </text:list-item>
        <text:list-item>
          <text:p text:style-name="P7">Chat con IA (datos en tiempo real) ✅</text:p>
        </text:list-item>
        <text:list-item>
          <text:p text:style-name="P7">Comunidad y Gamificación ⏳</text:p>
        </text:list-item>
        <text:list-item>
          <text:p text:style-name="P7">Mercado Resiliente ⏳</text:p>
        </text:list-item>
        <text:list-item>
          <text:p text:style-name="P7">Educación Financiera ⏳</text:p>
        </text:list-item>
        <text:list-item>
          <text:p text:style-name="P7">Energías Renovables ⏳</text:p>
        </text:list-item>
        <text:list-item>
          <text:p text:style-name="P7">Suscripción Premium ⏳</text:p>
        </text:list-item>
      </text:list>
      <text:p text:style-name="Horizontal_20_Line"/>
      <text:h text:style-name="Heading_20_2" text:outline-level="2">6. Historial de Actualizaciones</text:h>
      <text:p text:style-name="Text_20_body"><text:span text:style-name="Strong_20_Emphasis">Septiembre 2025 — Ruta 2: Conexión con el mundo real</text:span></text:p>
      <text:list text:style-name="L8">
        <text:list-item>
          <text:p text:style-name="P8">Nuevo módulo market_data.py para consumir APIs externas.</text:p>
        </text:list-item>
        <text:list-item>
          <text:p text:style-name="P8">La IA ahora integra datos económicos en tiempo real.</text:p>
        </text:list-item>
        <text:list-item>
          <text:p text:style-name="P8">Endpoint /chat actualizado para fusionar contexto del usuario y mundo real.</text:p>
        </text:list-item>
      </text:list>
      <text:p text:style-name="Text_20_body"><text:span text:style-name="Strong_20_Emphasis">Septiembre 2025 — Ruta 1: Hiper-personalización</text:span></text:p>
      <text:list text:style-name="L9">
        <text:list-item>
          <text:p text:style-name="P9">Onboarding ampliado con perfil de riesgo y metas a largo plazo.</text:p>
        </text:list-item>
        <text:list-item>
          <text:p text:style-name="P9">Planificador Familiar con más opciones y guardado persistente.</text:p>
        </text:list-item>
        <text:list-item>
          <text:p text:style-name="P9">Base de datos reestructurada para nuevo contexto.</text:p>
        </text:list-item>
        <text:list-item>
          <text:p text:style-name="P9">Historial de chat por usuario.</text:p>
        </text:list-item>
        <text:list-item>
          <text:p text:style-name="P9">IA actualizada para usar todo el contexto disponibl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0:59:52.416610400</meta:creation-date>
    <meta:print-date>2025-09-09T21:00:39.656582300</meta:print-date>
    <meta:printed-by>Archivos PDF</meta:printed-by>
    <dc:date>2025-09-09T21:00:54.212925800</dc:date>
    <meta:editing-duration>PT14S</meta:editing-duration>
    <meta:editing-cycles>1</meta:editing-cycles>
    <meta:document-statistic meta:table-count="0" meta:image-count="0" meta:object-count="0" meta:page-count="3" meta:paragraph-count="62" meta:word-count="498" meta:character-count="3234" meta:non-whitespace-character-count="2832"/>
    <meta:generator>LibreOffice/25.2.5.2$Windows_X86_64 LibreOffice_project/03d19516eb2e1dd5d4ccd751a0d6f35f35e08022</meta:generator>
  </office:meta>
</office:document-meta>
</file>